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de5"/>
    </style:style>
    <style:style style:name="P2" style:family="paragraph" style:parent-style-name="Heading_20_1">
      <style:text-properties officeooo:rsid="001ecba8" officeooo:paragraph-rsid="001ecba8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officeooo:paragraph-rsid="00201e45"/>
    </style:style>
    <style:style style:name="P5" style:family="paragraph" style:parent-style-name="Heading_20_2">
      <style:text-properties officeooo:rsid="00201e45" officeooo:paragraph-rsid="00201e45"/>
    </style:style>
    <style:style style:name="P6" style:family="paragraph" style:parent-style-name="Text_20_body" style:list-style-name="L3"/>
    <style:style style:name="P7" style:family="paragraph" style:parent-style-name="Text_20_body" style:list-style-name="L7"/>
    <style:style style:name="P8" style:family="paragraph" style:parent-style-name="Text_20_body">
      <style:text-properties officeooo:paragraph-rsid="001ecba8"/>
    </style:style>
    <style:style style:name="P9" style:family="paragraph" style:parent-style-name="Text_20_body">
      <style:text-properties officeooo:rsid="00201e45" officeooo:paragraph-rsid="00201e45"/>
    </style:style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4">
      <style:text-properties officeooo:paragraph-rsid="00217de5"/>
    </style:style>
    <style:style style:name="P13" style:family="paragraph" style:parent-style-name="Text_20_body">
      <style:text-properties officeooo:paragraph-rsid="00217de5"/>
    </style:style>
    <style:style style:name="P14" style:family="paragraph" style:parent-style-name="Text_20_body">
      <style:text-properties officeooo:rsid="00217de5" officeooo:paragraph-rsid="00217de5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  <style:text-properties officeooo:paragraph-rsid="001ecba8"/>
    </style:style>
    <style:style style:name="P20" style:family="paragraph" style:parent-style-name="Text_20_body" style:list-style-name="L7">
      <style:paragraph-properties fo:margin-top="0cm" fo:margin-bottom="0cm" loext:contextual-spacing="false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officeooo:rsid="001ecba8" officeooo:paragraph-rsid="001ecba8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officeooo:rsid="00201e45" officeooo:paragraph-rsid="00201e45"/>
    </style:style>
    <style:style style:name="P23" style:family="paragraph" style:parent-style-name="Text_20_body" style:list-style-name="L8">
      <style:paragraph-properties fo:margin-top="0cm" fo:margin-bottom="0cm" loext:contextual-spacing="false"/>
    </style:style>
    <style:style style:name="P24" style:family="paragraph" style:parent-style-name="Text_20_body" style:list-style-name="L9">
      <style:paragraph-properties fo:margin-top="0cm" fo:margin-bottom="0cm" loext:contextual-spacing="false"/>
    </style:style>
    <style:style style:name="P25" style:family="paragraph" style:parent-style-name="Text_20_body" style:list-style-name="L10">
      <style:paragraph-properties fo:margin-top="0cm" fo:margin-bottom="0cm" loext:contextual-spacing="false"/>
    </style:style>
    <style:style style:name="P26" style:family="paragraph" style:parent-style-name="Text_20_body" style:list-style-name="L12">
      <style:paragraph-properties fo:margin-top="0cm" fo:margin-bottom="0cm" loext:contextual-spacing="false"/>
    </style:style>
    <style:style style:name="P27" style:family="paragraph" style:parent-style-name="Text_20_body" style:list-style-name="L13">
      <style:paragraph-properties fo:margin-top="0cm" fo:margin-bottom="0cm" loext:contextual-spacing="false"/>
    </style:style>
    <style:style style:name="P28" style:family="paragraph" style:parent-style-name="Text_20_body" style:list-style-name="L14">
      <style:paragraph-properties fo:margin-top="0cm" fo:margin-bottom="0cm" loext:contextual-spacing="false"/>
    </style:style>
    <style:style style:name="P29" style:family="paragraph" style:parent-style-name="Text_20_body" style:list-style-name="L14">
      <style:paragraph-properties fo:margin-top="0cm" fo:margin-bottom="0cm" loext:contextual-spacing="false"/>
      <style:text-properties officeooo:paragraph-rsid="00217de5"/>
    </style:style>
    <style:style style:name="P30" style:family="paragraph" style:parent-style-name="Text_20_body" style:list-style-name="L14">
      <style:paragraph-properties fo:margin-top="0cm" fo:margin-bottom="0cm" loext:contextual-spacing="false"/>
      <style:text-properties officeooo:rsid="00217de5" officeooo:paragraph-rsid="00217de5"/>
    </style:style>
    <style:style style:name="T1" style:family="text">
      <style:text-properties fo:font-style="italic"/>
    </style:style>
    <style:style style:name="T2" style:family="text">
      <style:text-properties fo:font-style="italic" officeooo:rsid="00201e45"/>
    </style:style>
    <style:style style:name="T3" style:family="text">
      <style:text-properties fo:font-style="italic" officeooo:rsid="00217de5"/>
    </style:style>
    <style:style style:name="T4" style:family="text">
      <style:text-properties fo:font-style="italic" officeooo:rsid="0022baa8"/>
    </style:style>
    <style:style style:name="T5" style:family="text">
      <style:text-properties officeooo:rsid="001ecba8"/>
    </style:style>
    <style:style style:name="T6" style:family="text">
      <style:text-properties officeooo:rsid="00201e45"/>
    </style:style>
    <style:style style:name="T7" style:family="text">
      <style:text-properties officeooo:rsid="00217de5"/>
    </style:style>
    <style:style style:name="T8" style:family="text">
      <style:text-properties style:font-name="Liberation Serif" fo:font-size="18pt" fo:font-weight="bold" officeooo:rsid="00217de5" style:font-name-asian="Noto Serif CJK SC" style:font-size-asian="18pt" style:font-weight-asian="bold" style:font-name-complex="Lohit Devanagari" style:font-size-complex="18pt" style:font-weight-complex="bold"/>
    </style:style>
    <style:style style:name="T9" style:family="text">
      <style:text-properties officeooo:rsid="0022baa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troduction au Machine Learning : 3 jours</text:h>
      <text:h text:style-name="Heading_20_2" text:outline-level="2"><text:bookmark text:name="ID0EFAA"/>Introduction à la modélisation <text:s/><text:span text:style-name="T6">(1/2 jour)</text:span></text:h>
      <text:list xml:id="list1345028546" text:style-name="L2">
        <text:list-item>
          <text:p text:style-name="P16">Introduction au langage Python. </text:p>
        </text:list-item>
        <text:list-item>
          <text:p text:style-name="P16">Introduction au logiciel Jupiter Notebook. </text:p>
        </text:list-item>
        <text:list-item>
          <text:p text:style-name="P16">Les étapes de construction d'un modèle. </text:p>
        </text:list-item>
        <text:list-item>
          <text:p text:style-name="P16">Les algorithmes supervisés et non supervisés. </text:p>
        </text:list-item>
      </text:list>
      <text:p text:style-name="P15"/>
      <text:p text:style-name="Text_20_body"><text:span text:style-name="Strong_20_Emphasis">Travaux pratiques </text:span><text:line-break/><text:span text:style-name="T1">Installation de Python 3, d'Anaconda et de Jupiter Notebook.</text:span></text:p>
      <text:h text:style-name="P4" text:outline-level="2"><text:bookmark text:name="ID0EEAA"/>Procédures d'évaluation de modèles <text:span text:style-name="T6">(1/2 jour)</text:span></text:h>
      <text:list xml:id="list2436027993" text:style-name="L3">
        <text:list-item>
          <text:p text:style-name="P17">Les techniques de ré-échantillonnage en jeu d'apprentissage, de validation et de test. </text:p>
        </text:list-item>
        <text:list-item>
          <text:p text:style-name="P17">Test de représentativité des données d'apprentissage. </text:p>
        </text:list-item>
        <text:list-item>
          <text:p text:style-name="P17">Mesures de performance des modèles prédictifs. </text:p>
        </text:list-item>
        <text:list-item>
          <text:p text:style-name="P6">Matrice de confusion, de coût et la courbe ROC et AUC. </text:p>
        </text:list-item>
      </text:list>
      <text:p text:style-name="Text_20_body"><text:span text:style-name="Strong_20_Emphasis">Travaux pratiques </text:span><text:line-break/><text:span text:style-name="T1">Mise en place d'échantillonnage de jeux de donnes. Effectuer des tests d'évaluations sur plusieurs modèles fournis.</text:span></text:p>
      <text:h text:style-name="Heading_20_2" text:outline-level="2"><text:bookmark text:name="ID0EDAA"/>Les algorithmes supervisés <text:span text:style-name="T6">(1 jour)</text:span></text:h>
      <text:list xml:id="list1410500331" text:style-name="L4">
        <text:list-item>
          <text:p text:style-name="P18">Le principe de régression linéaire univariée</text:p>
        </text:list-item>
        <text:list-item>
          <text:p text:style-name="P18">La régression polynomiale</text:p>
        </text:list-item>
        <text:list-item>
          <text:p text:style-name="P18">Naive Bayes</text:p>
        </text:list-item>
        <text:list-item>
          <text:p text:style-name="P19"><text:span text:style-name="T5">R</text:span>égression logistique</text:p>
        </text:list-item>
        <text:list-item>
          <text:p text:style-name="P21">Arbres de décisions</text:p>
        </text:list-item>
        <text:list-item>
          <text:p text:style-name="P21">Random Forest</text:p>
        </text:list-item>
        <text:list-item>
          <text:p text:style-name="P21">Gradient Boosting</text:p>
        </text:list-item>
        <text:list-item>
          <text:p text:style-name="P22">SVM linéaire et non-linéaires</text:p>
        </text:list-item>
      </text:list>
      <text:p text:style-name="P8"/>
      <text:p text:style-name="Text_20_body"><text:span text:style-name="Strong_20_Emphasis">Travaux pratiques </text:span><text:line-break/><text:span text:style-name="T1">Mise en œuvre des régressions et des classifications sur plusieurs types de données. </text:span></text:p>
      <text:h text:style-name="P5" text:outline-level="2"><text:span text:style-name="T1">Réseaux de neurones artificiels avec Keras (1/3 jour)</text:span></text:h>
      <text:list xml:id="list3729185964" text:style-name="L8">
        <text:list-item>
          <text:p text:style-name="P23">Du biologique à l’artificiel. </text:p>
        </text:list-item>
      </text:list>
      <text:list xml:id="list3588269576" text:style-name="L9">
        <text:list-item>
          <text:p text:style-name="P24">Problèmes de disparition et d’explosion des gradients. </text:p>
        </text:list-item>
        <text:list-item>
          <text:p text:style-name="P24">Réutiliser des couches pré-entraînées. </text:p>
        </text:list-item>
        <text:list-item>
          <text:p text:style-name="P24">Optimiseurs rapides. </text:p>
        </text:list-item>
        <text:list-item>
          <text:p text:style-name="P24">Éviter le sur-ajustement grâce à la régularisation. </text:p>
        </text:list-item>
        <text:list-item>
          <text:p text:style-name="P10"/>
        </text:list-item>
      </text:list>
      <text:p text:style-name="Text_20_body"><text:soft-page-break/><text:span text:style-name="Strong_20_Emphasis">Travaux pratiques </text:span><text:line-break/><text:span text:style-name="T1">Mise en œuvre d'un réseau de neurones </text:span><text:span text:style-name="T2">avec Keras.</text:span></text:p>
      <text:h text:style-name="P4" text:outline-level="2"><text:bookmark text:name="ID0EDAA1"/>Réseaux de neurones convolutifs <text:span text:style-name="T2">(1/3 jour)</text:span></text:h>
      <text:list xml:id="list1197671337" text:style-name="L10">
        <text:list-item>
          <text:p text:style-name="P25">L’architecture du cortex visuel. </text:p>
        </text:list-item>
        <text:list-item>
          <text:p text:style-name="P25">Couche de convolution. </text:p>
        </text:list-item>
        <text:list-item>
          <text:p text:style-name="P25">Couche de pooling. </text:p>
        </text:list-item>
        <text:list-item>
          <text:p text:style-name="P11">Architectures de CNN. </text:p>
        </text:list-item>
      </text:list>
      <text:p text:style-name="Text_20_body"><text:span text:style-name="Strong_20_Emphasis">Travaux pratiques </text:span><text:line-break/><text:span text:style-name="T1">Mise en œuvre des CNN </text:span><text:span text:style-name="T4">pour la classification d’image</text:span><text:span text:style-name="T1">.</text:span></text:p>
      <text:h text:style-name="P4" text:outline-level="2"><text:bookmark text:name="ID0EBAA"/>Réseaux de neurones récurrents <text:span text:style-name="T2">(1/3 jour)</text:span></text:h>
      <text:list xml:id="list413637759" text:style-name="L12">
        <text:list-item>
          <text:p text:style-name="P26">Neurones récurrents. </text:p>
        </text:list-item>
        <text:list-item>
          <text:p text:style-name="P26">Cellule LSTM. Cellule GRU. </text:p>
          <text:p text:style-name="P26"/>
        </text:list-item>
      </text:list>
      <text:p text:style-name="Text_20_body"><text:span text:style-name="Strong_20_Emphasis">Travaux pratiques </text:span><text:line-break/><text:span text:style-name="T1">Mise en œuvre des RNN </text:span><text:span text:style-name="T4">pour la génération de séquence</text:span><text:span text:style-name="T1">.</text:span></text:p>
      <text:p text:style-name="P9"><text:span text:style-name="T1"/></text:p>
      <text:h text:style-name="P3" text:outline-level="1">Text Mining <text:s/>: 2 jours</text:h>
      <text:h text:style-name="Heading_20_2" text:outline-level="2"><text:bookmark text:name="ID0EAAA"/>Analyse de données textuelles <text:span text:style-name="T7">(1/2 jour)</text:span></text:h>
      <text:list xml:id="list4174932146" text:style-name="L7">
        <text:list-item>
          <text:p text:style-name="P20">Collecte et prétraitement des données textuelles. </text:p>
        </text:list-item>
        <text:list-item>
          <text:p text:style-name="P20">Extraction d'entités primaires, d'entités nommées et résolution référentielle. </text:p>
        </text:list-item>
        <text:list-item>
          <text:p text:style-name="P20">Étiquetage grammatical, analyse syntaxique, analyse sémantique. </text:p>
        </text:list-item>
        <text:list-item>
          <text:p text:style-name="P20">Lemmatisation. </text:p>
        </text:list-item>
        <text:list-item>
          <text:p text:style-name="P20">Représentation vectorielle des textes. </text:p>
        </text:list-item>
        <text:list-item>
          <text:p text:style-name="P20">Pondération TF-IDF. </text:p>
        </text:list-item>
        <text:list-item>
          <text:p text:style-name="P7">Word2Vec. </text:p>
        </text:list-item>
      </text:list>
      <text:p text:style-name="P13"><text:span text:style-name="Strong_20_Emphasis">Travaux pratiques </text:span><text:line-break/><text:span text:style-name="T3">Utilisation de Spacy pour le NLP </text:span></text:p>
      <text:p text:style-name="P1"/>
      <text:h text:style-name="Heading_20_2" text:outline-level="2"><text:span text:style-name="T7">C</text:span>lassification supervisée du texte <text:span text:style-name="T7">(1/2 jour)</text:span></text:h>
      <text:list xml:id="list1284554758" text:style-name="L13">
        <text:list-item>
          <text:p text:style-name="P27">Prétraitement et normalisation des données. </text:p>
        </text:list-item>
        <text:list-item>
          <text:p text:style-name="P27">Modèles de classification. </text:p>
          <text:p text:style-name="P27"/>
        </text:list-item>
      </text:list>
      <text:p text:style-name="Text_20_body"><text:span text:style-name="Strong_20_Emphasis">Travaux pratiques </text:span><text:line-break/><text:span text:style-name="T3">Classification de texte avec SVM sur représentation TF-IDF</text:span><text:span text:style-name="T1">.</text:span></text:p>
      <text:h text:style-name="Heading_20_2" text:outline-level="2"><text:span text:style-name="T8">NLP</text:span> et Deep Learning <text:span text:style-name="T7">(1 jour)</text:span></text:h>
      <text:list xml:id="list3209414324" text:style-name="L14">
        <text:list-item>
          <text:p text:style-name="P28">Natural Language Processing et Recurrent Neural Networks. </text:p>
        </text:list-item>
        <text:list-item>
          <text:p text:style-name="P28">Les modèles bidirectionnels RNN. </text:p>
        </text:list-item>
        <text:list-item>
          <text:p text:style-name="P29"><text:span text:style-name="T7">Les modèles de classification</text:span></text:p>
        </text:list-item>
        <text:list-item>
          <text:p text:style-name="P30">Les modèles de langage</text:p>
        </text:list-item>
        <text:list-item>
          <text:p text:style-name="P28">Les modèles Sequence-to-Sequence. </text:p>
        </text:list-item>
        <text:list-item>
          <text:p text:style-name="P29">Questions et réponses avec les modèles RNN.</text:p>
        </text:list-item>
        <text:list-item>
          <text:p text:style-name="P12"><text:span text:style-name="T7">Transformer Network</text:span></text:p>
        </text:list-item>
      </text:list>
      <text:p text:style-name="Text_20_body"><text:span text:style-name="Strong_20_Emphasis">Travaux pratiques </text:span><text:line-break/><text:span text:style-name="T7">Classification de texte avec des RNN bi-directionnel.</text:span></text:p>
      <text:p text:style-name="P14">Production de texte à l’aide d’un Transformer Network pré-entrainé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6T09:51:42.610183516</meta:creation-date>
    <meta:generator>LibreOffice/6.3.5.2$Linux_X86_64 LibreOffice_project/30$Build-2</meta:generator>
    <dc:date>2020-07-06T10:30:14.206427203</dc:date>
    <meta:editing-duration>PT17M6S</meta:editing-duration>
    <meta:editing-cycles>2</meta:editing-cycles>
    <meta:document-statistic meta:table-count="0" meta:image-count="0" meta:object-count="0" meta:page-count="3" meta:paragraph-count="67" meta:word-count="417" meta:character-count="2790" meta:non-whitespace-character-count="2439"/>
  </office:meta>
</office:document-meta>
</file>